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7.22cm"/>
    </style:style>
    <style:style style:name="co4" style:family="table-column">
      <style:table-column-properties fo:break-before="auto" style:column-width="6.964cm"/>
    </style:style>
    <style:style style:name="co5" style:family="table-column">
      <style:table-column-properties fo:break-before="auto" style:column-width="7.574cm"/>
    </style:style>
    <style:style style:name="co6" style:family="table-column">
      <style:table-column-properties fo:break-before="auto" style:column-width="4.523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66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4" style:family="table-cell" style:parent-style-name="Default">
      <style:table-cell-properties fo:background-color="#ff6600"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6600"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4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2" office:value-type="string">
            <text:p>Referencia fabricant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BT1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Battery_Cell</text:p>
          </table:table-cell>
          <table:table-cell table:style-name="ce2" office:value-type="string">
            <text:p>Connector_JST:JST_PH_S2B-PH-SM4-TB_1x02-1MP_P2.00mm_Horizontal</text:p>
          </table:table-cell>
          <table:table-cell table:style-name="ce13" office:value-type="string">
            <text:p><text:a xlink:href="https://www.digikey.es/es/products/detail/jst-sales-america-inc/S2B-PH-SM4-TB/926655">S2B-PH-SM4-TB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1,C2,C6,C11,C12,C19,C25,C27,C28,C30,C31,C32,C33</text:p>
          </table:table-cell>
          <table:table-cell table:style-name="ce5" office:value-type="float" office:value="13">
            <text:p>13</text:p>
          </table:table-cell>
          <table:table-cell table:style-name="ce9" office:value-type="string">
            <text:p>100nF</text:p>
          </table:table-cell>
          <table:table-cell table:style-name="ce2" office:value-type="string">
            <text:p>Capacitor_SMD:C_0603_1608Metric</text:p>
          </table:table-cell>
          <table:table-cell table:style-name="ce13" office:value-type="string">
            <text:p><text:a xlink:href="https://www.digikey.es/es/products/detail/kemet/C0603C104K4RACTU/411095">C0603C104K4RACTU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4,C9,C14,C23</text:p>
          </table:table-cell>
          <table:table-cell table:style-name="ce5" office:value-type="float" office:value="4">
            <text:p>4</text:p>
          </table:table-cell>
          <table:table-cell table:style-name="ce9" office:value-type="string">
            <text:p>1uF</text:p>
          </table:table-cell>
          <table:table-cell table:style-name="ce2" office:value-type="string">
            <text:p>Capacitor_SMD:C_0603_1608Metric</text:p>
          </table:table-cell>
          <table:table-cell table:style-name="ce13" office:value-type="string">
            <text:p><text:a xlink:href="https://www.digikey.es/es/products/detail/kemet/C0603C105K4RACTU/2199788">C0603C105K4RACTU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5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22uF</text:p>
          </table:table-cell>
          <table:table-cell table:style-name="ce2" office:value-type="string">
            <text:p>UWJ1C220MCL1GB:CAP_UWF_5X5P4_NCH</text:p>
          </table:table-cell>
          <table:table-cell table:style-name="ce13" office:value-type="string">
            <text:p><text:a xlink:href="https://www.digikey.es/es/products/detail/nichicon/UWJ1A330MCL1GB/2550753">UWJ1A330MCL1GB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3, C7,C8, C10, C13,C15,C16,C22, C29</text:p>
          </table:table-cell>
          <table:table-cell table:style-name="ce5" office:value-type="float" office:value="6">
            <text:p>6</text:p>
          </table:table-cell>
          <table:table-cell table:style-name="ce9" office:value-type="string">
            <text:p>10uF</text:p>
          </table:table-cell>
          <table:table-cell table:style-name="ce2" office:value-type="string">
            <text:p>Capacitor_SMD:C_0603_1608Metric</text:p>
          </table:table-cell>
          <table:table-cell table:style-name="ce13" office:value-type="string">
            <text:p><text:a xlink:href="https://www.digikey.es/es/products/detail/samsung-electro-mechanics/CL10A106KP8NNNC/3886850">CL10A106KP8NNNC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17,C21</text:p>
          </table:table-cell>
          <table:table-cell table:style-name="ce5" office:value-type="float" office:value="2">
            <text:p>2</text:p>
          </table:table-cell>
          <table:table-cell table:style-name="ce9" office:value-type="string">
            <text:p>100nF</text:p>
          </table:table-cell>
          <table:table-cell table:style-name="ce2" office:value-type="string">
            <text:p>Capacitor_SMD:C_0402_1005Metric</text:p>
          </table:table-cell>
          <table:table-cell table:style-name="ce13" office:value-type="string">
            <text:p><text:a xlink:href="https://www.digikey.es/es/products/detail/samsung-electro-mechanics/CL05B104KP5NNNC/3886660">CL05B104KP5NNNC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18, C20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1uF</text:p>
          </table:table-cell>
          <table:table-cell table:style-name="ce2" office:value-type="string">
            <text:p>Capacitor_SMD:C_0402_1005Metric_Pad0.74x0.62mm_HandSolder</text:p>
          </table:table-cell>
          <table:table-cell table:style-name="ce13" office:value-type="string">
            <text:p><text:a xlink:href="https://www.digikey.es/es/products/detail/samsung-electro-mechanics/CL05A105KO5NNNC/3886725">CL05A105KO5NNNC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24,C26</text:p>
          </table:table-cell>
          <table:table-cell table:style-name="ce5" office:value-type="float" office:value="2">
            <text:p>2</text:p>
          </table:table-cell>
          <table:table-cell table:style-name="ce9" office:value-type="string">
            <text:p>7pF</text:p>
          </table:table-cell>
          <table:table-cell table:style-name="ce2" office:value-type="string">
            <text:p>Capacitor_SMD:C_0603_1608Metric</text:p>
          </table:table-cell>
          <table:table-cell table:style-name="ce13" office:value-type="string">
            <text:p><text:a xlink:href="https://www.digikey.es/es/products/detail/kyocera-avx/KGM15ACG1C6R8CT/3080751">KGM15ACG1C6R8CT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1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STPS2H100A</text:p>
          </table:table-cell>
          <table:table-cell table:style-name="ce2" office:value-type="string">
            <text:p>Diode_SMD:D_SMA</text:p>
          </table:table-cell>
          <table:table-cell table:style-name="ce13" office:value-type="string">
            <text:p><text:a xlink:href="https://www.digikey.es/es/products/detail/diodes-incorporated/B240A-13-F/717691">B240A-13-F</text:a></text:p>
          </table:table-cell>
          <table:table-cell office:value-type="string">
            <text:p><text:a xlink:href="https://www.digikey.es/es/products/detail/stmicroelectronics/STPS2H100A/691857">STPS2H100A</text:a>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2,RX1,TX1</text:p>
          </table:table-cell>
          <table:table-cell table:style-name="ce5" office:value-type="float" office:value="3">
            <text:p>3</text:p>
          </table:table-cell>
          <table:table-cell table:style-name="ce9" office:value-type="string">
            <text:p>LED</text:p>
          </table:table-cell>
          <table:table-cell table:style-name="ce2" office:value-type="string">
            <text:p>LED_SMD:LED_0603_1608Metric</text:p>
          </table:table-cell>
          <table:table-cell table:style-name="ce13" office:value-type="string">
            <text:p><text:a xlink:href="https://www.digikey.es/es/products/detail/würth-elektronik/150060YS75000/4489909">150060YS75000</text:a></text:p>
          </table:table-cell>
          <table:table-cell office:value-type="string">
            <text:p><text:a xlink:href="https://www.digikey.es/es/products/detail/ams-osram-usa-inc/LS-Q976-NR-1-0-20-R18/1227986">LS Q976-NR-1-0-20-R18</text:a>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B1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220R</text:p>
          </table:table-cell>
          <table:table-cell table:style-name="ce2" office:value-type="string">
            <text:p>Resistor_SMD:R_0603_1608Metric</text:p>
          </table:table-cell>
          <table:table-cell table:style-name="ce13" office:value-type="string">
            <text:p><text:a xlink:href="https://www.digikey.es/es/products/detail/murata-electronics/BLM18SG221TN1D/1948330">BLM18SG221TN1D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J1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12402012E212A</text:p>
          </table:table-cell>
          <table:table-cell table:style-name="ce2" office:value-type="string">
            <text:p>12402012E212A:AMPHENOL_12402012E212A</text:p>
          </table:table-cell>
          <table:table-cell table:style-name="ce13" office:value-type="string">
            <text:p><text:a xlink:href="https://www.digikey.es/es/products/detail/amphenol-cs-commercial-products/12402012E212A/13683192">12402012E212A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J2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528921033">
            <text:p>528921033</text:p>
          </table:table-cell>
          <table:table-cell table:style-name="ce2" office:value-type="string">
            <text:p>0528921033:MOLEX_0528921033</text:p>
          </table:table-cell>
          <table:table-cell table:style-name="ce13" office:value-type="string">
            <text:p><text:a xlink:href="https://www.digikey.es/es/products/detail/molex/0528921033/4444654">528921033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J3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532610471">
            <text:p>532610471</text:p>
          </table:table-cell>
          <table:table-cell table:style-name="ce2" office:value-type="string">
            <text:p>0532610471:MOLEX_0532610471</text:p>
          </table:table-cell>
          <table:table-cell table:style-name="ce13" office:value-type="string">
            <text:p><text:a xlink:href="https://www.digikey.es/es/products/detail/wec/532610471/18851293">532610471</text:a></text:p>
          </table:table-cell>
          <table:table-cell office:value-type="string">
            <text:p><text:a xlink:href="https://www.digikey.es/es/products/detail/molex/0532610471/699096">0532610471</text:a></text:p>
          </table:table-cell>
          <table:table-cell office:value-type="string">
            <text:p>1734261-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4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BK-870</text:p>
          </table:table-cell>
          <table:table-cell table:style-name="ce2" office:value-type="string">
            <text:p>BK_870_TR:MPD_BK-870</text:p>
          </table:table-cell>
          <table:table-cell table:style-name="ce13" office:value-type="string">
            <text:p><text:a xlink:href="https://www.digikey.es/es/products/detail/mpd-memory-protection-devices/BK-870/3829737">BK-870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S1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CMI-8536-82-SMT-TR</text:p>
          </table:table-cell>
          <table:table-cell table:style-name="ce2" office:value-type="string">
            <text:p>CMI_8536_82_SMT_TR:CMI-8536-82-SMT-TR</text:p>
          </table:table-cell>
          <table:table-cell table:style-name="ce13" office:value-type="string">
            <text:p><text:a xlink:href="https://www.digikey.es/es/products/detail/same-sky-formerly-cui-devices/CMI-8536-82-SMT-TR/21407823">CMI-8536-82-SMT-TR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1,R23,R27,R28</text:p>
          </table:table-cell>
          <table:table-cell table:style-name="ce5" office:value-type="float" office:value="4">
            <text:p>4</text:p>
          </table:table-cell>
          <table:table-cell table:style-name="ce9" office:value-type="string">
            <text:p>30k</text:p>
          </table:table-cell>
          <table:table-cell table:style-name="ce2" office:value-type="string">
            <text:p>Resistor_SMD:R_0603_1608Metric</text:p>
          </table:table-cell>
          <table:table-cell table:style-name="ce13" office:value-type="string">
            <text:p><text:a xlink:href="https://www.digikey.es/es/products/detail/vishay-dale/CRCW060330K0FKEAC/7924022">CRCW060330K0FKEAC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2,R3,R12,R13</text:p>
          </table:table-cell>
          <table:table-cell table:style-name="ce5" office:value-type="float" office:value="4">
            <text:p>4</text:p>
          </table:table-cell>
          <table:table-cell table:style-name="ce9" office:value-type="string">
            <text:p>5k1</text:p>
          </table:table-cell>
          <table:table-cell table:style-name="ce2" office:value-type="string">
            <text:p>Resistor_SMD:R_0603_1608Metric</text:p>
          </table:table-cell>
          <table:table-cell table:style-name="ce13" office:value-type="string">
            <text:p><text:a xlink:href="https://www.digikey.es/es/products/detail/vishay-dale/CRCW06035K10FKEAC/7928452">CRCW06035K10FKEAC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4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10k</text:p>
          </table:table-cell>
          <table:table-cell table:style-name="ce2" office:value-type="string">
            <text:p>Resistor_SMD:R_0603_1608Metric</text:p>
          </table:table-cell>
          <table:table-cell table:style-name="ce13" office:value-type="string">
            <text:p><text:a xlink:href="https://www.digikey.es/es/products/detail/vishay-dale/CRCW060310K0FKEA/1174782">CRCW060310K0FKEA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5,R18,R19</text:p>
          </table:table-cell>
          <table:table-cell table:style-name="ce5" office:value-type="float" office:value="3">
            <text:p>3</text:p>
          </table:table-cell>
          <table:table-cell table:style-name="ce9" office:value-type="string">
            <text:p>1k</text:p>
          </table:table-cell>
          <table:table-cell table:style-name="ce2" office:value-type="string">
            <text:p>Resistor_SMD:R_0603_1608Metric</text:p>
          </table:table-cell>
          <table:table-cell table:style-name="ce13" office:value-type="string">
            <text:p><text:a xlink:href="https://www.digikey.es/es/products/detail/vishay-dale/CRCW06031K00FKEA/1174668">CRCW06031K00FKEA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6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300k</text:p>
          </table:table-cell>
          <table:table-cell table:style-name="ce2" office:value-type="string">
            <text:p>Resistor_SMD:R_0603_1608Metric</text:p>
          </table:table-cell>
          <table:table-cell table:style-name="ce13" office:value-type="string">
            <text:p><text:a xlink:href="https://www.digikey.es/es/products/detail/vishay-dale/CRCW0603300KFKEAC/7924230">CRCW0603300KFKEAC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7,R14,R24,R29,R30</text:p>
          </table:table-cell>
          <table:table-cell table:style-name="ce5" office:value-type="float" office:value="5">
            <text:p>5</text:p>
          </table:table-cell>
          <table:table-cell table:style-name="ce9" office:value-type="float" office:value="100">
            <text:p>100</text:p>
          </table:table-cell>
          <table:table-cell table:style-name="ce2" office:value-type="string">
            <text:p>Resistor_SMD:R_0603_1608Metric</text:p>
          </table:table-cell>
          <table:table-cell table:style-name="ce13" office:value-type="string">
            <text:p><text:a xlink:href="https://www.digikey.es/es/products/detail/vishay-dale/CRCW0603100RFKEAC/7928373">CRCW0603100RFKEAC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8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2k2</text:p>
          </table:table-cell>
          <table:table-cell table:style-name="ce2" office:value-type="string">
            <text:p>Resistor_SMD:R_0603_1608Metric</text:p>
          </table:table-cell>
          <table:table-cell table:style-name="ce13" office:value-type="string">
            <text:p><text:a xlink:href="https://www.digikey.es/es/products/detail/vishay-dale/CRCW06032K20FKEAC/7928444">CRCW06032K20FKEAC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10,R15,R25</text:p>
          </table:table-cell>
          <table:table-cell table:style-name="ce5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2" office:value-type="string">
            <text:p>Resistor_SMD:R_0603_1608Metric</text:p>
          </table:table-cell>
          <table:table-cell table:style-name="ce13" office:value-type="string">
            <text:p><text:a xlink:href="https://www.digikey.es/es/products/detail/vishay-dale/CRCW06030000Z0EAHP/2222231">CRCW06030000Z0EAHP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11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10k</text:p>
          </table:table-cell>
          <table:table-cell table:style-name="ce2" office:value-type="string">
            <text:p>Resistor_SMD:R_0402_1005Metric_Pad0.72x0.64mm_HandSolder</text:p>
          </table:table-cell>
          <table:table-cell table:style-name="ce13" office:value-type="string">
            <text:p><text:a xlink:href="https://www.digikey.es/es/products/detail/vishay-dale/CRCW040210K0FKED/1178121">CRCW040210K0FKED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17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330">
            <text:p>330</text:p>
          </table:table-cell>
          <table:table-cell table:style-name="ce2" office:value-type="string">
            <text:p>Resistor_SMD:R_0603_1608Metric</text:p>
          </table:table-cell>
          <table:table-cell table:style-name="ce13" office:value-type="string">
            <text:p><text:a xlink:href="https://www.digikey.es/es/products/detail/vishay-dale/CRCW0603330RFKEAC/7928448">CRCW0603330RFKEAC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20,R21,R22</text:p>
          </table:table-cell>
          <table:table-cell table:style-name="ce5" office:value-type="float" office:value="3">
            <text:p>3</text:p>
          </table:table-cell>
          <table:table-cell table:style-name="ce9" office:value-type="float" office:value="33">
            <text:p>33</text:p>
          </table:table-cell>
          <table:table-cell table:style-name="ce2" office:value-type="string">
            <text:p>Resistor_SMD:R_0402_1005Metric_Pad0.72x0.64mm_HandSolder</text:p>
          </table:table-cell>
          <table:table-cell table:style-name="ce13" office:value-type="string">
            <text:p><text:a xlink:href="https://www.digikey.es/es/products/detail/vishay-dale/CRCW040233R0FKED/1177836">CRCW040233R0FKED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26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100k</text:p>
          </table:table-cell>
          <table:table-cell table:style-name="ce2" office:value-type="string">
            <text:p>Resistor_SMD:R_0603_1608Metric</text:p>
          </table:table-cell>
          <table:table-cell table:style-name="ce13" office:value-type="string">
            <text:p><text:a xlink:href="https://www.digikey.es/es/products/detail/vishay-dale/CRCW0603100KFKEA/1174896">CRCW0603100KFKEA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1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SSAJ110100</text:p>
          </table:table-cell>
          <table:table-cell table:style-name="ce2" office:value-type="string">
            <text:p>SSAJ110100:SW_SSAJ110100</text:p>
          </table:table-cell>
          <table:table-cell table:style-name="ce13" office:value-type="string">
            <text:p><text:a xlink:href="https://www.digikey.es/es/products/detail/alps-alpine/SSAJ110100/19529200">SSAJ110100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W1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B3U-1100P-B</text:p>
          </table:table-cell>
          <table:table-cell table:style-name="ce2" office:value-type="string">
            <text:p>B3U-1100P:B3U-1100P-B_OMR</text:p>
          </table:table-cell>
          <table:table-cell table:style-name="ce13" office:value-type="string">
            <text:p><text:a xlink:href="https://www.digikey.es/es/products/detail/omron-electronics-inc-emc-div/B3U-1100P-B/1811778">B3U-1100P-B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W2,SW3,SW4</text:p>
          </table:table-cell>
          <table:table-cell table:style-name="ce5" office:value-type="float" office:value="3">
            <text:p>3</text:p>
          </table:table-cell>
          <table:table-cell table:style-name="ce9" office:value-type="string">
            <text:p>1825910-6</text:p>
          </table:table-cell>
          <table:table-cell table:style-name="ce2" office:value-type="string">
            <text:p>1825910_6:SW4_1825910-B_TEC</text:p>
          </table:table-cell>
          <table:table-cell table:style-name="ce13" office:value-type="string">
            <text:p><text:a xlink:href="https://www.digikey.es/es/products/detail/te-connectivity-alcoswitch-switches/1825910-6/1632536">1825910-6</text:a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1</text:p>
          </table:table-cell>
          <table:table-cell table:style-name="ce6" office:value-type="float" office:value="1">
            <text:p>1</text:p>
          </table:table-cell>
          <table:table-cell table:style-name="ce10" office:value-type="string">
            <text:p>XC6220B331PR-G</text:p>
          </table:table-cell>
          <table:table-cell table:style-name="ce3" office:value-type="string">
            <text:p>XC6220:SOT-89-5_TOR</text:p>
          </table:table-cell>
          <table:table-cell table:style-name="ce14" office:value-type="string">
            <text:p><text:a xlink:href="https://www.digikey.es/es/products/detail/torex-semiconductor-ltd/XC6220B331PR-G/2138172">XC6220B331PR-G</text:a></text:p>
          </table:table-cell>
          <table:table-cell table:style-name="ce16" office:value-type="string">
            <text:p><text:a xlink:href="https://www.digikey.es/es/products/detail/torex-semiconductor-ltd/XC6220B311PR-G/10166185">XC6220B311PR-G</text:a></text:p>
          </table:table-cell>
          <table:table-cell table:style-name="ce16" office:value-type="string">
            <text:p><text:a xlink:href="https://www.digikey.es/es/products/detail/torex-semiconductor-ltd/XC6220B321PR-G/10166187">XC6220B321PR-G</text:a></text:p>
          </table:table-cell>
          <table:table-cell table:style-name="ce16" table:number-columns-repeated="1017"/>
        </table:table-row>
        <table:table-row table:style-name="ro2">
          <table:table-cell table:style-name="ce2" office:value-type="string">
            <text:p>U2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MCP73831-3-OT</text:p>
          </table:table-cell>
          <table:table-cell table:style-name="ce2" office:value-type="string">
            <text:p>Package_TO_SOT_SMD:SOT-23-5</text:p>
          </table:table-cell>
          <table:table-cell table:style-name="ce13" office:value-type="string">
            <text:p><text:a xlink:href="https://www.digikey.es/es/products/detail/microchip-technology/MCP73831T-2ACI-OT/964301">MCP73831T-2ACI/OT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3,U8</text:p>
          </table:table-cell>
          <table:table-cell table:style-name="ce5" office:value-type="float" office:value="2">
            <text:p>2</text:p>
          </table:table-cell>
          <table:table-cell table:style-name="ce9" office:value-type="string">
            <text:p>USBLC6-2SC6</text:p>
          </table:table-cell>
          <table:table-cell table:style-name="ce2" office:value-type="string">
            <text:p>Package_TO_SOT_SMD:SOT-23-6</text:p>
          </table:table-cell>
          <table:table-cell table:style-name="ce13" office:value-type="string">
            <text:p><text:a xlink:href="https://www.digikey.es/es/products/detail/stmicroelectronics/USBLC6-2SC6/1040559">USBLC6-2SC6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4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TPS2116DRL</text:p>
          </table:table-cell>
          <table:table-cell table:style-name="ce2" office:value-type="string">
            <text:p>Package_TO_SOT_SMD:SOT-583-8</text:p>
          </table:table-cell>
          <table:table-cell table:style-name="ce13" office:value-type="string">
            <text:p><text:a xlink:href="https://www.digikey.es/es/products/detail/texas-instruments/TPS2116DRLR/15205127">TPS2116DRLR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5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MAX17048G+T10</text:p>
          </table:table-cell>
          <table:table-cell table:style-name="ce2" office:value-type="string">
            <text:p>MAX17048:21-0168E_T822-3_MXM</text:p>
          </table:table-cell>
          <table:table-cell table:style-name="ce13" office:value-type="string">
            <text:p><text:a xlink:href="https://www.digikey.es/es/products/detail/analog-devices-inc-maxim-integrated/MAX17048G-T10/3758921">MAX17048G+T10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6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AP3602AKTR-G1</text:p>
          </table:table-cell>
          <table:table-cell table:style-name="ce2" office:value-type="string">
            <text:p>footprints:SOT-23-6_DIO</text:p>
          </table:table-cell>
          <table:table-cell table:style-name="ce13" office:value-type="string">
            <text:p><text:a xlink:href="https://www.digikey.es/es/products/detail/diodes-incorporated/AP3602AKTR-G1/5305823">AP3602AKTR-G1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7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SHT4x</text:p>
          </table:table-cell>
          <table:table-cell table:style-name="ce2" office:value-type="string">
            <text:p>Sensor_Humidity:Sensirion_DFN-4_1.5x1.5mm_P0.8mm_SHT4x_NoCentralPad</text:p>
          </table:table-cell>
          <table:table-cell table:style-name="ce13" office:value-type="string">
            <text:p><text:a xlink:href="https://www.digikey.es/es/products/detail/sensirion-ag/SHT40-BD1B-R3/19543008">SHT40-BD1B-R3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9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ESP32-C3-WROOM-02</text:p>
          </table:table-cell>
          <table:table-cell table:style-name="ce2" office:value-type="string">
            <text:p>RF_Module:ESP32-C3-WROOM-02</text:p>
          </table:table-cell>
          <table:table-cell table:style-name="ce13" office:value-type="string">
            <text:p><text:a xlink:href="https://www.digikey.es/es/products/detail/espressif-systems/ESP32-C3-WROOM-02-N4/14553031">ESP32-C3-WROOM-02-N4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10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MCP7940N-xSN</text:p>
          </table:table-cell>
          <table:table-cell table:style-name="ce2" office:value-type="string">
            <text:p>Package_SO:SOIC-8_3.9x4.9mm_P1.27mm</text:p>
          </table:table-cell>
          <table:table-cell table:style-name="ce13" office:value-type="string">
            <text:p><text:a xlink:href="https://www.digikey.es/es/products/detail/microchip-technology/MCP7940NT-I-SN/2665116">MCP7940NT-I/SN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X1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CM8V-T1A-32.768KHZ-7PF-20PPM-TA-QC</text:p>
          </table:table-cell>
          <table:table-cell table:style-name="ce2" office:value-type="string">
            <text:p>CM8V-T1A:CRYSTAL_CM8V-T1A-32.768KHZ-7PF-20PPM-TA-QC_MCX-L</text:p>
          </table:table-cell>
          <table:table-cell table:style-name="ce13" office:value-type="string">
            <text:p><text:a xlink:href="https://www.digikey.es/es/products/detail/micro-crystal-ag/CM8V-T1A-32-768KHZ-7PF-20PPM-TA-QC/10499080">CM8V-T1A-32.768KHZ-7PF-20PPM-TA-QC</text:a>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512cm" fo:margin-bottom="2cm" fo:margin-left="0.607cm" fo:margin-right="0.243cm"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/04/2025</text:date>, <text:time>20:49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4-29T20:49:49.17</dc:date>
    <meta:editing-duration>PT6H30M25S</meta:editing-duration>
    <meta:editing-cycles>55</meta:editing-cycles>
    <meta:print-date>2025-04-29T20:31:34.52</meta:print-date>
    <meta:document-statistic meta:table-count="1" meta:cell-count="216" meta:object-count="0"/>
  </office:meta>
</office:document-meta>
</file>